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016" officeooo:paragraph-rsid="0013b016"/>
    </style:style>
    <style:style style:name="P2" style:family="paragraph" style:parent-style-name="Standard">
      <style:text-properties officeooo:rsid="00150ad7" officeooo:paragraph-rsid="00150ad7"/>
    </style:style>
    <style:style style:name="P3" style:family="paragraph" style:parent-style-name="Standard">
      <style:text-properties officeooo:rsid="00150ad7" officeooo:paragraph-rsid="0016af2a"/>
    </style:style>
    <style:style style:name="P4" style:family="paragraph" style:parent-style-name="Standard">
      <style:text-properties officeooo:rsid="00150ad7" officeooo:paragraph-rsid="001a9246"/>
    </style:style>
    <style:style style:name="P5" style:family="paragraph" style:parent-style-name="Standard">
      <style:text-properties officeooo:rsid="00155884" officeooo:paragraph-rsid="00155884"/>
    </style:style>
    <style:style style:name="P6" style:family="paragraph" style:parent-style-name="Standard">
      <style:text-properties officeooo:rsid="00155884" officeooo:paragraph-rsid="0016af2a"/>
    </style:style>
    <style:style style:name="P7" style:family="paragraph" style:parent-style-name="Standard">
      <style:text-properties officeooo:rsid="00155884" officeooo:paragraph-rsid="001aab38"/>
    </style:style>
    <style:style style:name="P8" style:family="paragraph" style:parent-style-name="Standard">
      <style:text-properties officeooo:rsid="0016af2a" officeooo:paragraph-rsid="0016af2a"/>
    </style:style>
    <style:style style:name="P9" style:family="paragraph" style:parent-style-name="Standard">
      <style:text-properties officeooo:rsid="0016af2a" officeooo:paragraph-rsid="0016f8b1"/>
    </style:style>
    <style:style style:name="P10" style:family="paragraph" style:parent-style-name="Standard">
      <style:text-properties officeooo:rsid="0016f8b1" officeooo:paragraph-rsid="0016f8b1"/>
    </style:style>
    <style:style style:name="P11" style:family="paragraph" style:parent-style-name="Standard">
      <style:text-properties officeooo:rsid="0016f8b1" officeooo:paragraph-rsid="0017fe7c"/>
    </style:style>
    <style:style style:name="P12" style:family="paragraph" style:parent-style-name="Standard">
      <style:text-properties officeooo:rsid="0017fe7c" officeooo:paragraph-rsid="0017fe7c"/>
    </style:style>
    <style:style style:name="P13" style:family="paragraph" style:parent-style-name="Standard">
      <style:text-properties officeooo:rsid="00188f1e" officeooo:paragraph-rsid="00188f1e"/>
    </style:style>
    <style:style style:name="P14" style:family="paragraph" style:parent-style-name="Standard">
      <style:text-properties officeooo:rsid="00188f1e" officeooo:paragraph-rsid="00196393"/>
    </style:style>
    <style:style style:name="P15" style:family="paragraph" style:parent-style-name="Standard">
      <style:text-properties officeooo:rsid="00196393" officeooo:paragraph-rsid="00196393"/>
    </style:style>
    <style:style style:name="P16" style:family="paragraph" style:parent-style-name="Standard">
      <style:text-properties officeooo:rsid="001a9246" officeooo:paragraph-rsid="001a9246"/>
    </style:style>
    <style:style style:name="P17" style:family="paragraph" style:parent-style-name="Standard">
      <style:text-properties officeooo:rsid="001aab38" officeooo:paragraph-rsid="001aab38"/>
    </style:style>
    <style:style style:name="T1" style:family="text">
      <style:text-properties officeooo:rsid="00150ad7"/>
    </style:style>
    <style:style style:name="T2" style:family="text">
      <style:text-properties officeooo:rsid="0016af2a"/>
    </style:style>
    <style:style style:name="T3" style:family="text">
      <style:text-properties officeooo:rsid="0016f8b1"/>
    </style:style>
    <style:style style:name="T4" style:family="text">
      <style:text-properties officeooo:rsid="0017fe7c"/>
    </style:style>
    <style:style style:name="T5" style:family="text">
      <style:text-properties officeooo:rsid="00196393"/>
    </style:style>
    <style:style style:name="T6" style:family="text">
      <style:text-properties officeooo:rsid="001a9246"/>
    </style:style>
    <style:style style:name="T7" style:family="text">
      <style:text-properties officeooo:rsid="001aab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rd_gui.py</text:p>
      <text:p text:style-name="P3">Board(<text:span text:style-name="T2">self, nick, matrix=None, table=None, finished=False</text:span>):</text:p>
      <text:p text:style-name="P2">- board</text:p>
      <text:p text:style-name="P4">- <text:span text:style-name="T6">head</text:span></text:p>
      <text:p text:style-name="P4">- <text:span text:style-name="T6">cell_size</text:span></text:p>
      <text:p text:style-name="P2">- board_height</text:p>
      <text:p text:style-name="P4">- <text:span text:style-name="T6">board_width</text:span></text:p>
      <text:p text:style-name="P2">- canvas</text:p>
      <text:p text:style-name="P4">- <text:span text:style-name="T6">frame</text:span></text:p>
      <text:p text:style-name="P4">- <text:span text:style-name="T6">board_matrix</text:span></text:p>
      <text:p text:style-name="P16">- table</text:p>
      <text:p text:style-name="P2">- numbers_dict</text:p>
      <text:p text:style-name="P2">- last_move</text:p>
      <text:p text:style-name="P2">- finished</text:p>
      <text:p text:style-name="P4">+ initialize_<text:span text:style-name="T6">frame</text:span>(self)</text:p>
      <text:p text:style-name="P16">+ <text:span text:style-name="T1">initialize_</text:span>board<text:span text:style-name="T1">(self)</text:span></text:p>
      <text:p text:style-name="P2">+ show_board(self)</text:p>
      <text:p text:style-name="P2">+ set_board_number(self, i, j, value)</text:p>
      <text:p text:style-name="P2">+ set_board_numbers(self, matrix)</text:p>
      <text:p text:style-name="P16">+ get_last_move(self)</text:p>
      <text:p text:style-name="P2">+ EnterVal(self, e, a, b, ent)</text:p>
      <text:p text:style-name="P2">+ Click(self, x)</text:p>
      <text:p text:style-name="P2">+ draw_board_numbers(self)</text:p>
      <text:p text:style-name="P2">+ draw_table_score(self)</text:p>
      <text:p text:style-name="P2">+ set_table(self, table)</text:p>
      <text:p text:style-name="P2">+ end_game(self)</text:p>
      <text:p text:style-name="P2"/>
      <text:p text:style-name="P2">client.ini</text:p>
      <text:p text:style-name="P2"/>
      <text:p text:style-name="P5">client.py</text:p>
      <text:p text:style-name="P7">- <text:span text:style-name="T7">buffer_length = 5024</text:span></text:p>
      <text:p text:style-name="P6">GamePlaying(<text:span text:style-name="T2">self, socket, nick</text:span>)</text:p>
      <text:p text:style-name="P5">- s</text:p>
      <text:p text:style-name="P5">- nick</text:p>
      <text:p text:style-name="P5">- buffer_size</text:p>
      <text:p text:style-name="P5">- game</text:p>
      <text:p text:style-name="P5">- l_game</text:p>
      <text:p text:style-name="P5">- state</text:p>
      <text:p text:style-name="P5">- scores</text:p>
      <text:p text:style-name="P5">- board</text:p>
      <text:p text:style-name="P5">+ update_state(self, state)</text:p>
      <text:p text:style-name="P5">+ update_scores(self, scores)</text:p>
      <text:p text:style-name="P5">+ update_board(self)</text:p>
      <text:p text:style-name="P5">+ update_game(self)</text:p>
      <text:p text:style-name="P5">+ get_status(self)</text:p>
      <text:p text:style-name="P5">+ run(self)</text:p>
      <text:p text:style-name="P5">+ close(self)</text:p>
      <text:p text:style-name="P5">+ playing_game(self)</text:p>
      <text:p text:style-name="P5">+ listeting_server(self)</text:p>
      <text:p text:style-name="P8"><text:tab/>+ stop_execution(signum, taskfrm, game)</text:p>
      <text:p text:style-name="P8"><text:tab/>+ sigint_handler(signum, frame, obj)</text:p>
      <text:p text:style-name="P8"/>
      <text:p text:style-name="P8"><text:soft-page-break/></text:p>
      <text:p text:style-name="P8">client_handler.py</text:p>
      <text:p text:style-name="P8">Thread: class ClientHandler(self, client_socket, client_addr)</text:p>
      <text:p text:style-name="P8">- __client_socket</text:p>
      <text:p text:style-name="P6">- <text:span text:style-name="T2">__client_address</text:span></text:p>
      <text:p text:style-name="P6">- <text:span text:style-name="T2">buffer_size</text:span></text:p>
      <text:p text:style-name="P6">- <text:span text:style-name="T2">sess_names</text:span></text:p>
      <text:p text:style-name="P8">+ set_sessions(self, sess_names)</text:p>
      <text:p text:style-name="P8">+ run(self)</text:p>
      <text:p text:style-name="P8">+ __handle(self)</text:p>
      <text:p text:style-name="P8"/>
      <text:p text:style-name="P8">dependencies.txt</text:p>
      <text:p text:style-name="P8"/>
      <text:p text:style-name="P8">Generation.py</text:p>
      <text:p text:style-name="P8">object: class Scale(self, size = 3)</text:p>
      <text:p text:style-name="P6">- <text:span text:style-name="T2">__size</text:span></text:p>
      <text:p text:style-name="P6">- <text:span text:style-name="T2">board</text:span></text:p>
      <text:p text:style-name="P6">- <text:span text:style-name="T2">line</text:span></text:p>
      <text:p text:style-name="P9">+ <text:span text:style-name="T3">show(self)</text:span></text:p>
      <text:p text:style-name="P10">+ transp(self)</text:p>
      <text:p text:style-name="P10">+ rows_change(self)</text:p>
      <text:p text:style-name="P10">+ colums_change(self)</text:p>
      <text:p text:style-name="P10">+ square_change_horizontal(self)</text:p>
      <text:p text:style-name="P10">+ square_change_vertical(self)</text:p>
      <text:p text:style-name="P10">+ combination(self, shuffle = 15)</text:p>
      <text:p text:style-name="P10"><text:tab/>+ def return_answer()</text:p>
      <text:p text:style-name="P10"><text:tab/>+ def return_question_and_answer()</text:p>
      <text:p text:style-name="P10"/>
      <text:p text:style-name="P10">host_port_authorization.py</text:p>
      <text:p text:style-name="P10">class HostPort(self)</text:p>
      <text:p text:style-name="P10">- host</text:p>
      <text:p text:style-name="P10">- port</text:p>
      <text:p text:style-name="P10">+ setHostPort(self, hostport)</text:p>
      <text:p text:style-name="P10">+ getHostPort(self)</text:p>
      <text:p text:style-name="P10"><text:tab/>+ sendPortHost(hostport_entry, window, hp)</text:p>
      <text:p text:style-name="P10"><text:tab/>+ hostPortAuthorization(HP)</text:p>
      <text:p text:style-name="P5"/>
      <text:p text:style-name="P10">login.py</text:p>
      <text:p text:style-name="P10">- nicknames</text:p>
      <text:p text:style-name="P10">- authorizedNickname</text:p>
      <text:p text:style-name="P10">class Nickname(self)</text:p>
      <text:p text:style-name="P10">- name</text:p>
      <text:p text:style-name="P10">- passed</text:p>
      <text:p text:style-name="P10">+ setNickname(self, nickname)</text:p>
      <text:p text:style-name="P10">+ getNickname(self)</text:p>
      <text:p text:style-name="P10"><text:tab/>+ send_data(listbox, nickname_entry, window, nick)</text:p>
      <text:p text:style-name="P10"><text:tab/>+ authorization(users_list, nick)</text:p>
      <text:p text:style-name="P10"><text:tab/>+ validate_nickname(nickname)</text:p>
      <text:p text:style-name="P11"><text:tab/>+ <text:span text:style-name="T4">show_nicknames()<text:line-break/><text:tab/>+ load_nicknames()</text:span></text:p>
      <text:p text:style-name="P12"><text:tab/>+ enter_nickname(load=True)</text:p>
      <text:p text:style-name="P12"/>
      <text:p text:style-name="P12"><text:soft-page-break/><text:line-break/>protocol.py</text:p>
      <text:p text:style-name="P12">- OK = "1"</text:p>
      <text:p text:style-name="P12">- ERROR = "0"</text:p>
      <text:p text:style-name="P12">- DELIM = ":"</text:p>
      <text:p text:style-name="P12">- NEW_SESSION = "N"</text:p>
      <text:p text:style-name="P12">- OLD_SESSION = "CH"</text:p>
      <text:p text:style-name="P12">- DISCONNECT = "DC"</text:p>
      <text:p text:style-name="P12">- PLAY_TURN = "PT"</text:p>
      <text:p text:style-name="P12">- GAME_START = "GS"</text:p>
      <text:p text:style-name="P12">- GAME_END = "GE"</text:p>
      <text:p text:style-name="P12">- UPDATE_GAME = "UG"</text:p>
      <text:p text:style-name="P12"/>
      <text:p text:style-name="P12">README.md</text:p>
      <text:p text:style-name="P12"/>
      <text:p text:style-name="P12">README.txt</text:p>
      <text:p text:style-name="P12"/>
      <text:p text:style-name="P12">server.py</text:p>
      <text:p text:style-name="P12">- buffer_length = 1024</text:p>
      <text:p text:style-name="P12">class Server()</text:p>
      <text:p text:style-name="P17">+ listen(<text:span text:style-name="T4">self, sock_addr, backlog = 1</text:span>)</text:p>
      <text:p text:style-name="P12">+ start(self)</text:p>
      <text:p text:style-name="P12">+ session_updater(self)</text:p>
      <text:p text:style-name="P12"/>
      <text:p text:style-name="P12">sessions.bin</text:p>
      <text:p text:style-name="P12"/>
      <text:p text:style-name="P12">sessions.ini</text:p>
      <text:p text:style-name="P12"/>
      <text:p text:style-name="P12">sessions.py</text:p>
      <text:p text:style-name="P13">- ___NAME = 'Sessions Protocol'</text:p>
      <text:p text:style-name="P13">- ___VER = '0.0.0.1'</text:p>
      <text:p text:style-name="P13">- ___DESC = 'Simple Sessions protocol (server-side)'</text:p>
      <text:p text:style-name="P13">- ___BUILT = '2016-08-23'</text:p>
      <text:p text:style-name="P13">- ___VENDOR = 'Copyright (c) 2016 DSLab'</text:p>
      <text:p text:style-name="P13">- M = [] </text:p>
      <text:p text:style-name="P13">- S = {} </text:p>
      <text:p text:style-name="P13">- GH = {}</text:p>
      <text:p text:style-name="P13">- OUTBOX = {}</text:p>
      <text:p text:style-name="P13">- INBOX = {}</text:p>
      <text:p text:style-name="P13">- sess_id_counter = 0</text:p>
      <text:p text:style-name="P13">- cv_session = Condition()</text:p>
      <text:p text:style-name="P13">- lc_message = Lock()</text:p>
      <text:p text:style-name="P13">+ get_name(token)</text:p>
      <text:p text:style-name="P13">+ add_player(token, nick, socket)</text:p>
      <text:p text:style-name="P13">+ remove_player(token, nick, socket)</text:p>
      <text:p text:style-name="P13">class Player(self, name, socket)</text:p>
      <text:p text:style-name="P13">- name</text:p>
      <text:p text:style-name="P13">- socket</text:p>
      <text:p text:style-name="P14">+ <text:span text:style-name="T5">get_name(self)</text:span></text:p>
      <text:p text:style-name="P15">+ get_socket(self)</text:p>
      <text:p text:style-name="P15">+ send(self, data)</text:p>
      <text:p text:style-name="P15">Thread: class GameHandler(self, GameSession)</text:p>
      <text:p text:style-name="P14"><text:soft-page-break/>- <text:span text:style-name="T5">session</text:span></text:p>
      <text:p text:style-name="P14">- <text:span text:style-name="T5">players</text:span></text:p>
      <text:p text:style-name="P14">- <text:span text:style-name="T5">scores</text:span></text:p>
      <text:p text:style-name="P14">- <text:span text:style-name="T5">cv_players</text:span></text:p>
      <text:p text:style-name="P14">- <text:span text:style-name="T5">cv_turn</text:span></text:p>
      <text:p text:style-name="P14">- <text:span text:style-name="T5">game</text:span></text:p>
      <text:p text:style-name="P14">- <text:span text:style-name="T5">m_game</text:span></text:p>
      <text:p text:style-name="P14">- <text:span text:style-name="T5">m_update</text:span></text:p>
      <text:p text:style-name="P15">+ add_player(self, name, socket)</text:p>
      <text:p text:style-name="P15">+ remove_player(self, name, socket)</text:p>
      <text:p text:style-name="P15">+ get_token(self)</text:p>
      <text:p text:style-name="P15">+ get_name(self)</text:p>
      <text:p text:style-name="P15">+ get_status(self)</text:p>
      <text:p text:style-name="P15">+ play_turn(self, cell, value, name)</text:p>
      <text:p text:style-name="P15">+ game_over(self)</text:p>
      <text:p text:style-name="P15">+ send_to_players(self, data)</text:p>
      <text:p text:style-name="P15">+ update_clients_boards(self)</text:p>
      <text:p text:style-name="P15">+ update_clients_scores(self)</text:p>
      <text:p text:style-name="P15">+ update_game(self)</text:p>
      <text:p text:style-name="P15">+ run(self)</text:p>
      <text:p text:style-name="P15">+ game_observer(self)</text:p>
      <text:p text:style-name="P15">class GameSession(self, session_size)</text:p>
      <text:p text:style-name="P15">- sess_id_counter</text:p>
      <text:p text:style-name="P15">- size</text:p>
      <text:p text:style-name="P15">- token</text:p>
      <text:p text:style-name="P15">- sess_id_counter</text:p>
      <text:p text:style-name="P15">- id</text:p>
      <text:p text:style-name="P15">- question</text:p>
      <text:p text:style-name="P15">- answer</text:p>
      <text:p text:style-name="P14">- <text:span text:style-name="T5">sudoku_full</text:span></text:p>
      <text:p text:style-name="P14">- <text:span text:style-name="T5">state</text:span></text:p>
      <text:p text:style-name="P14">- <text:span text:style-name="T5">name</text:span></text:p>
      <text:p text:style-name="P15">+ get_token(self)</text:p>
      <text:p text:style-name="P15">+ get_size(self)</text:p>
      <text:p text:style-name="P15">+ get_state(self)</text:p>
      <text:p text:style-name="P15">+ get_total(self)</text:p>
      <text:p text:style-name="P15">+ set_name(self, name)</text:p>
      <text:p text:style-name="P15">+ get_name(self)</text:p>
      <text:p text:style-name="P15">+ set_cell(self, cell, value)</text:p>
      <text:p text:style-name="P15">+ check_cell(self, cell, value)</text:p>
      <text:p text:style-name="P15">+ game_over(self)</text:p>
      <text:p text:style-name="P15"><text:tab/>+ new_session(source, session_size, name)</text:p>
      <text:p text:style-name="P15"><text:tab/>+ get_session(name)</text:p>
      <text:p text:style-name="P15"><text:tab/>+ save_sessions(cv)</text:p>
      <text:p text:style-name="P15"><text:tab/>+ current_sessions()</text:p>
      <text:p text:style-name="P15"><text:tab/>+ load_sessions()</text:p>
      <text:p text:style-name="P15"><text:line-break/></text:p>
      <text:p text:style-name="P15">sessions_authorization.py</text:p>
      <text:p text:style-name="P15">- sessionname_return = ''</text:p>
      <text:p text:style-name="P15">- sessuionsize_return = 0</text:p>
      <text:p text:style-name="P15">+ send_data_sessions(listbox, sessions, number_of_players, window)</text:p>
      <text:p text:style-name="P15"><text:soft-page-break/>+ validate_session_name_and_size(session_name, session_size)</text:p>
      <text:p text:style-name="P15">+ sessionStart(sessions)</text:p>
      <text:p text:style-name="P15"/>
      <text:p text:style-name="P15">sudoku_solver.py</text:p>
      <text:p text:style-name="P15">+ solve_sudoku(size, grid)</text:p>
      <text:p text:style-name="P15">+ exact_cover(X, Y)</text:p>
      <text:p text:style-name="P15">+ solve(X, Y, solution)</text:p>
      <text:p text:style-name="P15">+ select(X, Y, r)</text:p>
      <text:p text:style-name="P15">+ deselect(X, Y, r, cols)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11:05.800740775</meta:creation-date>
    <dc:date>2017-11-14T21:16:29.575851070</dc:date>
    <meta:editing-duration>PT5M51S</meta:editing-duration>
    <meta:editing-cycles>1</meta:editing-cycles>
    <meta:document-statistic meta:table-count="0" meta:image-count="0" meta:object-count="0" meta:page-count="5" meta:paragraph-count="198" meta:word-count="523" meta:character-count="3890" meta:non-whitespace-character-count="3543"/>
    <meta:generator>LibreOffice/5.1.6.2$Linux_X86_64 LibreOffice_project/10m0$Build-2</meta:generator>
  </office:meta>
</office:document-meta>
</file>